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3"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Standard" style:list-style-name="L23"/>
    <style:style style:name="P45" style:family="paragraph" style:parent-style-name="Standard" style:list-style-name="L31"/>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Heading_20_2" style:master-page-name="">
      <style:paragraph-properties style:page-number="auto" fo:break-before="page"/>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20">
      <style:paragraph-properties fo:margin-left="1.251cm" fo:margin-right="0cm" fo:text-indent="0cm" style:auto-text-indent="false"/>
    </style:style>
    <style:style style:name="P81" style:family="paragraph" style:parent-style-name="Text_20_body" style:list-style-name="L25">
      <style:paragraph-properties fo:margin-left="1.251cm" fo:margin-right="0cm" fo:text-indent="0cm" style:auto-text-indent="false"/>
    </style:style>
    <style:style style:name="P82" style:family="paragraph" style:parent-style-name="Text_20_body" style:list-style-name="L31">
      <style:paragraph-properties fo:margin-left="2.205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HbReport-L-0.0.1.oxt&#13;Update file created : ooHbReport-L.update.xml&#13;&#13;24.06.2021 16:03: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Extension : <text:file-name text:display="name">ooHbReport</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0817222"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151403864" text:style-name="L2">
        <text:list-item>
          <text:p text:style-name="P50">Version 2.1.0 :</text:p>
        </text:list-item>
      </text:list>
      <text:list xml:id="list1055004640"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160320724491762" text:continue-list="list3151403864" text:style-name="L2">
        <text:list-item>
          <text:p text:style-name="P50">Version 2.0.0 :</text:p>
        </text:list-item>
      </text:list>
      <text:list xml:id="list4215638833"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160321221701682" text:continue-list="list160320724491762" text:style-name="L2">
        <text:list-item>
          <text:p text:style-name="P50">Version 1.5.3 :</text:p>
        </text:list-item>
      </text:list>
      <text:list xml:id="list3258425593"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160320482808888" text:continue-list="list160321221701682"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80025341"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HbRepor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568009090"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562976298"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35509435"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606848312"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7"><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13957415"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92591581"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41162451"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61783663"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990541361" text:style-name="L15">
        <text:list-item>
          <text:p text:style-name="P63">Arg1 : <text:span text:style-name="InstructionMacro">String</text:span> : mandatory, type of control used for the button</text:p>
        </text:list-item>
      </text:list>
      <text:list xml:id="list670561908"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590439851"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12889924"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72601542"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25907485"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63354142"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Arg1 : <text:span text:style-name="InstructionMacro">String</text:span> : mandatory ; property name</text:p>
        </text:list-item>
        <text:list-item>
          <text:p text:style-name="P69"><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47193173"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2730504" text:style-name="L23">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23329790"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78517095" text:style-name="L25">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43854974" text:style-name="L26">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343571521" text:style-name="L27">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788259432" text:style-name="L28">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607184761" text:style-name="L29">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46404381" text:style-name="L30">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275054467" text:style-name="L31">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91471131" text:style-name="L32">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HbRepor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94714593" text:style-name="L33">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94700923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757773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8853616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032179182333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6849933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93887951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1623486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0321867294516" text:continue-list="list294700923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0321879577413" text:continue-list="list16032179182333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60323206544335" text:continue-list="list16032186729451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HbRepor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60322752686380" text:continue-list="list16032320654433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60321171646722" text:continue-list="list281623486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60321290708034" text:continue-list="list16032187957741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6032217409647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6032242156739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60322655692431" text:continue-list="list16032275268638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60322118020625" text:continue-list="list366849933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60322371868430" text:continue-list="list16032265569243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6032158933867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6032165261843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60321299818723" text:continue-list="list16032117164672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60322663095569" text:continue-list="list16032242156739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6032323591036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6032310433247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60322278028428" text:continue-list="list16032165261843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60323213364574" text:continue-list="list16032211802062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60322385960361" text:continue-list="list16032227802842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6032175703320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HbRepor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78" meta:character-count="264197" meta:non-whitespace-character-count="222958"/>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HbReport", "0.0.1")
	setExtensionDescription("en, ru")
	'setIcon("Images/Onik.png")
	
	setDisplayName("en", "Inserts a Home Bank report table from clipboard, and format.")
	setDisplayName("ru", "Вставляет таблицу отчета Home Bank из буфера обмена и форматирует ее.")
	
	setPublisherName("en", "oooInsertFW", "https://github.com/EliseyP/ooHbReporter/")
	setPublisherName("ru", "oooInsertFW", "https://github.com/EliseyP/ooHbReporter/")
		
  	beginUpdateInformation("direct", "direct")
    	setUpdateSource("https://github.com/EliseyP/ooHbReporter/raw/master/", "https://github.com/EliseyP/ooHbReporter/raw/master/") ' one or more
  	endUpdateInformation
endDescription  


beginAnnexes 
  useLibrary("Python", "./")
  'useLibrary("Basic", "UiBridge1/")
endAnnexes


beginAddonUI
 
  beginAddonMenu
    beginMenu
      beginTitles("Writer")
      	setTitle("HomeBank Reporter", "en")
      	setTitle("HomeBank Reporter", "ru")
      endTitles
    beginMenuItems    
	    beginCommand
	      beginTitles("Writer")
	        setTitle("Insert report from clipboard", "en")
	        setTitle("Вставить отчет из буфера обмена", "ru")
	      endTitles
	      setURL("Python", "HbReportFromClipboard.py", "insert_report")
	      setImage("rep")
	    endCommand
      endMenuItems
    endMenu  
  endAddonMenu
'##################################################  
'##################################################
  beginOfficeToolbar
  
    beginTbTitles("Writer") 
      setTitle("ooHB Reporter bar", "en")
      setTitle("ooHB Reporter bar", "ru")
    endTbTitles

    ' here begins the list of buttons
    '--------------------------------
    beginButton
      beginTitles("Writer")
	        setTitle("Insert report from clipboard", "en")
	        setTitle("Вставить отчет из буфера обмена", "ru")
      endTitles
	      setURL("Python", "HbReportFromClipboard.py", "insert_report")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